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5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7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8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P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1" fo:font-size="12pt" officeooo:rsid="00191d31" officeooo:paragraph-rsid="0006ca38" style:font-size-asian="12pt" style:font-size-complex="12pt"/>
    </style:style>
    <style:style style:name="P10" style:family="paragraph" style:parent-style-name="Header">
      <style:paragraph-properties fo:text-align="start" style:justify-single-word="false"/>
      <style:text-properties style:font-name="Arial1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Arial1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3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Arial1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1" fo:font-size="12pt" fo:font-style="italic" officeooo:rsid="0033bd48" officeooo:paragraph-rsid="0006ca38" style:font-size-asian="12pt" style:font-style-asian="italic" style:font-size-complex="12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Arial1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Arial1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Arial1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18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19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0fdbd04" officeooo:paragraph-rsid="0006ca38" style:font-size-asian="12pt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Arial1" fo:font-size="12pt" fo:font-style="italic" fo:font-weight="bold" officeooo:rsid="00fd6d97" officeooo:paragraph-rsid="0006ca38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Arial1" fo:font-size="12pt" officeooo:rsid="00840c7d" officeooo:paragraph-rsid="0006ca38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Arial1" fo:font-size="12pt" fo:font-style="normal" officeooo:rsid="01078ba3" officeooo:paragraph-rsid="0006ca38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72da2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9351a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97d34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97d34" officeooo:paragraph-rsid="00297d34" style:font-size-asian="12pt" style:font-size-complex="12pt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333333" loext:opacity="100%" fo:letter-spacing="normal" fo:font-style="normal" fo:font-weight="normal"/>
    </style:style>
    <style:style style:name="T14" style:family="text">
      <style:text-properties officeooo:rsid="000ca595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Arial1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Arial1" officeooo:rsid="00fd6d97"/>
    </style:style>
    <style:style style:name="T18" style:family="text">
      <style:text-properties style:font-name="Arial1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style:font-name="Arial1" fo:font-size="12pt" fo:font-weight="normal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Nombre del a</text:span>lumno-<text:span text:style-name="T2">a</text:span>: </text:p>
      <text:p text:style-name="P22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12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7"><text:span text:style-name="T17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8">. </text:span></text:span></text:p>
      <text:p text:style-name="P17">RECURSOS</text:p>
      <text:list text:style-name="L1">
        <text:list-header>
          <text:h text:style-name="P19" text:outline-level="1"/>
        </text:list-header>
        <text:list-item>
          <text:h text:style-name="P20" text:outline-level="1"><text:span text:style-name="T6">E</text:span><text:span text:style-name="T5">l equipo de aula asignado al propio alumno.</text:span></text:h>
        </text:list-item>
        <text:list-item>
          <text:h text:style-name="P21" text:outline-level="1">Carpeta compartida <text:span text:style-name="T15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4">e desarrollo.</text:span></text:p>
        </text:list-item>
        <text:list-item>
          <text:p text:style-name="P26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23"/>
      <text:p text:style-name="P13">ENUNCIADO</text:p>
      <text:p text:style-name="P5"><text:span text:style-name="Strong_20_Emphasis"><text:span text:style-name="T19"/></text:span></text:p>
      <text:p text:style-name="P27">Objetivo:</text:p>
      <text:p text:style-name="P27"/>
      <text:p text:style-name="P27">El propósito de este desafío es que los estudiantes demuestren habilidades avanzadas de manipulación de datos en JavaScript, utilizando la función prompt() para obtener información del usuario y realizando operaciones más complejas.</text:p>
      <text:p text:style-name="P27"/>
      <text:p text:style-name="P27">Crea un script de JavaScript que realice las siguientes operaciones:</text:p>
      <text:p text:style-name="P27"/>
      <text:p text:style-name="P27">Solicita al usuario su nombre completo , su fecha de nacimiento y un producto.</text:p>
      <text:p text:style-name="P28"><text:span text:style-name="T13">Utiliza el operador ternario para calcular el precio final de un producto según si el comprador es cliente menor de 18 o no. Si es menor de 18 se aplica un descuento del 10% , de lo contrario, se mantiene el precio original.</text:span> </text:p>
      <text:p text:style-name="P30">Además el usuario tiene un saldo de 100 euros. Indicar si puede o no comprar el producto.</text:p>
      <text:p text:style-name="P30">Si no pudiera comprar, se le podría financiar el resto de la cantidad hasta llegar al precio del producto.</text:p>
      <text:p text:style-name="P30">Para poder financiar debernos saber si cuenta con aval o no. En caso afirmativo se le podría financiar, en caso contrario NO.</text:p>
      <text:p text:style-name="P29"/>
      <text:p text:style-name="P27">Requisitos Adicionales:</text:p>
      <text:p text:style-name="P27"/>
      <text:p text:style-name="P27">Asegúrate de gestionar adecuadamente los tipos de datos y proporcionar comentarios explicativos en el código para demostrar comprensión de las operaciones realizadas.</text:p>
      <text:p text:style-name="P27">Entrega:</text:p>
      <text:p text:style-name="P27"/>
      <text:p text:style-name="P27">Sube el script de JavaScript a la plataforma de evaluación junto con explicaciones detalladas de cómo funciona cada parte del código y capturas de pantalla que muestren la ejecución del script con diferentes entra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POP_UT2_Prueba Objetiva Práctica</text:p>
                <text:p text:style-name="MP4"><text:s/>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8T14:34:50.760000000</dc:date>
    <meta:editing-duration>PT1H3M45S</meta:editing-duration>
    <meta:editing-cycles>26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29" meta:word-count="351" meta:character-count="2217" meta:non-whitespace-character-count="1890"/>
  </office:meta>
</office:document-meta>
</file>